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,Bold" svg:font-family="'Arial,Bold'"/>
    <style:font-face style:name="Tahoma3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Helvetica1" svg:font-family="Helvetica" style:font-family-generic="swiss"/>
    <style:font-face style:name="Arial,Bold1" svg:font-family="'Arial,Bold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Standard">
      <style:paragraph-properties fo:margin-left="0.199cm" fo:margin-right="0.199cm" fo:text-indent="0cm" style:auto-text-indent="false"/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style:font-name="Arial" fo:font-size="7pt" officeooo:paragraph-rsid="000626e0" style:font-size-asian="7pt" style:font-size-complex="7pt"/>
    </style:style>
    <style:style style:name="P4" style:family="paragraph" style:parent-style-name="Standard">
      <style:paragraph-properties fo:margin-left="0.199cm" fo:margin-right="0.199cm" fo:text-indent="0cm" style:auto-text-indent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>
        <style:tab-stops>
          <style:tab-stop style:position="0.25cm"/>
        </style:tab-stops>
      </style:paragraph-properties>
      <style:text-properties style:font-name="Arial" fo:font-size="7pt" style:font-size-asian="7pt" style:font-size-complex="7pt"/>
    </style:style>
    <style:style style:name="P7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8" style:family="paragraph">
      <style:paragraph-properties style:text-autospace="none"/>
      <style:text-properties fo:font-size="12pt" style:font-size-asian="12pt" style:font-size-complex="12pt"/>
    </style:style>
    <style:style style:name="P9" style:family="paragraph">
      <style:paragraph-properties fo:text-align="end" style:text-autospace="none"/>
      <style:text-properties style:font-name="Arial,Bold" fo:font-size="12pt" fo:font-weight="bold" style:font-name-asian="Arial,Bold" style:font-size-asian="12pt" style:font-weight-asian="bold" style:font-name-complex="Arial,Bold" style:font-size-complex="12pt" style:font-weight-complex="bold"/>
    </style:style>
    <style:style style:name="P10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11" style:family="paragraph">
      <style:text-properties style:font-name="Arial" fo:font-size="7pt" fo:font-weight="normal" style:font-size-asian="7pt" style:font-weight-asian="normal" style:font-size-complex="7pt" style:font-weight-complex="normal"/>
    </style:style>
    <style:style style:name="P12" style:family="paragraph">
      <style:paragraph-properties fo:text-align="center"/>
      <style:text-properties style:text-line-through-style="none" style:font-name="Arial1" fo:font-size="8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2" fo:font-size="8pt" fo:font-style="normal" style:text-underline-style="none"/>
    </style:style>
    <style:style style:name="P14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text-line-through-style="none" style:font-name="Arial1" fo:font-size="19pt" fo:font-style="normal" style:text-underline-style="none" fo:font-weight="bold"/>
    </style:style>
    <style:style style:name="P18" style:family="paragraph">
      <style:paragraph-properties fo:text-align="center"/>
      <style:text-properties style:text-line-through-style="none" style:font-name="Arial2" fo:font-size="14pt" fo:font-style="normal" style:text-underline-style="none" fo:font-weight="normal"/>
    </style:style>
    <style:style style:name="P19" style:family="paragraph">
      <style:paragraph-properties style:text-autospace="none"/>
    </style:style>
    <style:style style:name="P20" style:family="paragraph">
      <style:paragraph-properties fo:text-align="start"/>
      <style:text-properties style:text-line-through-style="none" style:font-name="Arial2" fo:font-size="9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2" fo:font-size="7pt" fo:font-style="normal" style:text-underline-style="none"/>
    </style:style>
    <style:style style:name="P22" style:family="paragraph">
      <style:paragraph-properties fo:text-align="start"/>
      <style:text-properties style:text-line-through-style="none" style:font-name="Arial2" fo:font-size="6pt" fo:font-style="normal" style:text-underline-style="none"/>
    </style:style>
    <style:style style:name="P23" style:family="paragraph">
      <style:text-properties style:font-name="Arial" fo:font-size="6pt" style:font-size-asian="6pt" style:font-size-complex="6pt"/>
    </style:style>
    <style:style style:name="P24" style:family="paragraph">
      <style:text-properties style:font-name="Arial" fo:font-size="6pt" fo:font-weight="bold" style:font-size-asian="6pt" style:font-weight-asian="bold" style:font-size-complex="6pt" style:font-weight-complex="bold"/>
    </style:style>
    <style:style style:name="P25" style:family="paragraph">
      <style:paragraph-properties fo:text-align="end" style:text-autospace="none"/>
      <style:text-properties style:font-name="Arial,Bold" fo:font-size="10pt" fo:font-weight="bold" style:font-name-asian="Arial,Bold" style:font-size-asian="10pt" style:font-weight-asian="bold" style:font-name-complex="Arial,Bold" style:font-size-complex="10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 fo:font-size="12pt" fo:font-weight="bold" style:font-name-asian="Arial,Bold" style:font-size-asian="12pt" style:font-weight-asian="bold" style:font-name-complex="Arial,Bold" style:font-size-complex="12pt" style:font-weight-complex="bold"/>
    </style:style>
    <style:style style:name="T3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4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Arial" fo:font-size="6pt" fo:language="pt" fo:country="BR" fo:font-weight="normal" style:font-size-asian="6pt" style:font-weight-asian="normal" style:font-size-complex="6pt" style:font-weight-complex="normal"/>
    </style:style>
    <style:style style:name="T6" style:family="text">
      <style:text-properties style:font-name="Arial" fo:font-size="6pt" fo:font-weight="normal" style:font-name-asian="Helvetica1" style:font-size-asian="6pt" style:font-weight-asian="normal" style:font-name-complex="Helvetica1" style:font-size-complex="6pt" style:font-weight-complex="normal"/>
    </style:style>
    <style:style style:name="T7" style:family="text">
      <style:text-properties style:font-name="Arial" fo:font-size="6pt" style:font-size-asian="6pt" style:font-size-complex="6pt"/>
    </style:style>
    <style:style style:name="T8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9" style:family="text">
      <style:text-properties style:font-name="Arial" fo:font-size="8pt" fo:font-weight="bold" style:font-name-asian="Arial,Bold" style:font-size-asian="8pt" style:font-weight-asian="bold" style:font-name-complex="Arial,Bold" style:font-size-complex="8pt" style:font-weight-complex="bold"/>
    </style:style>
    <style:style style:name="gr1" style:family="graphic">
      <style:graphic-properties svg:stroke-width="0.041cm" svg:stroke-color="#4c4c4c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1cm" svg:stroke-color="#4c4c4c" draw:marker-start-width="0.409cm" draw:marker-end-width="0.409cm" draw:fill="solid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cm" svg:stroke-color="#4c4c4c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1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svg:stroke-width="0.002cm" svg:stroke-color="#000000" draw:fill="solid" draw:textarea-horizontal-align="center" draw:textarea-vertical-align="middle" fo:padding-top="0.002cm" fo:padding-bottom="0.002cm" fo:padding-left="0.002cm" fo:padding-right="0.00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1cm" svg:stroke-color="#ffffff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3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cCodigoBarra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DataVencimento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Exercicio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Cedente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EntidadeSindical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derecoEntidade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umeroEntidade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npjEntidade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mplementoEntidade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BairroEntidade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epEntidade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idadeEntidade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UfEntidade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omeContribuinte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derecoContribuinte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umeroContribuinte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mplementoContribuinte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epContribuinte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BairroContribuinte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idadeContribuinte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UfContribuinte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Atividade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Patronal/Empregado" form:control-implementation="ooo:com.sun.star.form.component.CheckBox" xml:id="control23" form:id="control23" form:label="Patronal/Empregado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rof.Liberal" form:control-implementation="ooo:com.sun.star.form.component.CheckBox" xml:id="control24" form:id="control24" form:label="Prof. Liberal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Empregados" form:control-implementation="ooo:com.sun.star.form.component.CheckBox" xml:id="control25" form:id="control25" form:label="Empregado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Autonomos" form:control-implementation="ooo:com.sun.star.form.component.CheckBox" xml:id="control26" form:id="control26" form:label="Autônomo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xtValorDocument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escontoAbatiment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OutraDeducao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MoraMulta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OutroAcrescimo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Cobrado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apitalEmpresa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mpregadosContribuinte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apitalEstabelecimento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emuneracaoContribuintes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mpregadosEstabelecimento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igoCedente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ossoNumero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2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_2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xercicio_2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npjContribuinte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56" form:id="control5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57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58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59" form:id="control5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60" form:id="control6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61" form:id="control6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62" form:id="control6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63" form:id="control6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64" form:id="control6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65" form:id="control6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66" form:id="control6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67" form:id="control6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68" form:id="control6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69" form:id="control6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70" form:id="control7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71" form:id="control7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72" form:id="control7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73" form:id="control7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74" form:id="control7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75" form:id="control7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76" form:id="control7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2" form:control-implementation="ooo:com.sun.star.form.component.TextField" xml:id="control77" form:id="control77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xml:id="control78" form:id="control78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InstrucaoAoCaixa6" form:control-implementation="ooo:com.sun.star.form.component.TextField" xml:id="control79" form:id="control7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93" draw:style-name="gr4" draw:text-style-name="P10" svg:width="4.164cm" svg:height="1.377cm" svg:x="0.146cm" svg:y="0.624cm" draw:control="control48"/></text:p>
      <text:p text:style-name="P1"/>
      <text:p text:style-name="P1"><draw:frame text:anchor-type="paragraph" draw:z-index="1" draw:style-name="gr2" draw:text-style-name="P9" svg:width="13.906cm" svg:height="0.491cm" svg:x="4.884cm" svg:y="-0.531cm"><draw:text-box><text:p text:style-name="P8"><text:span text:style-name="T2">GRCSU - Guia de Recolhimento da Contribuição Sindical Urbana</text:span></text:p></draw:text-box></draw:frame><draw:frame text:anchor-type="paragraph" draw:z-index="153" draw:style-name="gr15" draw:text-style-name="P25" svg:width="8.841cm" svg:height="1.301cm" svg:x="4.881cm" svg:y="0.25cm"><draw:text-box><text:p text:style-name="P19"><text:span text:style-name="T9">SAC CAIXA: 0800 726 0101 </text:span><text:span text:style-name="T9"><text:tab/></text:span><text:span text:style-name="T9"> Ouvidoria: 0800 725 7474 </text:span></text:p><text:p text:style-name="P19"><text:span text:style-name="T9">Para pessoas com deficiência auditiva ou de fala: 0800 726 2492</text:span></text:p><text:p text:style-name="P19"><text:span text:style-name="T9">www.caixa.gov.br</text:span></text:p></draw:text-box></draw:frame></text:p>
      <text:p text:style-name="P1"/>
      <text:p text:style-name="P1"/>
      <text:p text:style-name="P1"><draw:control text:anchor-type="paragraph" draw:z-index="7" draw:style-name="gr4" draw:text-style-name="P12" svg:width="1.752cm" svg:height="0.35cm" svg:x="16.549cm" svg:y="0.423cm" draw:control="control3"/><draw:control text:anchor-type="paragraph" draw:z-index="5" draw:style-name="gr4" draw:text-style-name="P12" svg:width="2.722cm" svg:height="0.35cm" svg:x="13.619cm" svg:y="0.404cm" draw:control="control2"/><draw:custom-shape text:anchor-type="paragraph" draw:z-index="4" draw:style-name="gr5" draw:text-style-name="P11" svg:width="3.021cm" svg:height="0.833cm" svg:x="13.469cm" svg:y="0.048cm"><text:p><text:span text:style-name="T4">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" draw:style-name="gr5" draw:text-style-name="P11" svg:width="2.758cm" svg:height="0.833cm" svg:x="16.489cm" svg:y="0.042cm"><text:p><text:span text:style-name="T4">Exercici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4"><text:s text:c="3"/>Dados da Entidade Sindical</text:p>
      <text:p text:style-name="P1"><draw:custom-shape text:anchor-type="paragraph" draw:z-index="8" draw:style-name="gr6" draw:text-style-name="P7" svg:width="14.241cm" svg:height="0.75cm" svg:x="0.074cm" svg:y="0.018cm"><text:p><text:span text:style-name="T3">Nome da Entidad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9" draw:style-name="gr6" draw:text-style-name="P7" svg:width="5.779cm" svg:height="0.75cm" svg:x="13.467cm" svg:y="0.028cm"><text:p><text:span text:style-name="T3">Código da Entidade Sindical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10" draw:style-name="gr4" draw:text-style-name="P13" svg:width="13.052cm" svg:height="0.35cm" svg:x="0.159cm" svg:y="0.265cm" draw:control="control4"/><draw:control text:anchor-type="paragraph" draw:z-index="11" draw:style-name="gr4" draw:text-style-name="P13" svg:width="3.945cm" svg:height="0.35cm" svg:x="13.593cm" svg:y="0.319cm" draw:control="control5"/></text:p>
      <text:p text:style-name="P1"><draw:custom-shape text:anchor-type="paragraph" draw:z-index="12" draw:style-name="gr6" draw:text-style-name="P7" svg:width="10.03cm" svg:height="0.75cm" svg:x="0.074cm" svg:y="0.277cm"><text:p><text:span text:style-name="T3">Endereç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6" draw:text-style-name="P7" svg:width="1.698cm" svg:height="0.75cm" svg:x="8.992cm" svg:y="0.277cm"><text:p><text:span text:style-name="T3">Nu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6" draw:style-name="gr6" draw:text-style-name="P7" svg:width="5.779cm" svg:height="0.75cm" svg:x="13.467cm" svg:y="0.277cm"><text:p><text:span text:style-name="T3">CNPJ da E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6" draw:text-style-name="P7" svg:width="2.779cm" svg:height="0.75cm" svg:x="10.689cm" svg:y="0.277cm"><text:p><text:span text:style-name="T3">Complement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ontrol text:anchor-type="paragraph" draw:z-index="13" draw:style-name="gr4" draw:text-style-name="P13" svg:width="8.326cm" svg:height="0.35cm" svg:x="0.229cm" svg:y="0.092cm" draw:control="control6"/><draw:control text:anchor-type="paragraph" draw:z-index="15" draw:style-name="gr4" draw:text-style-name="P13" svg:width="1.47cm" svg:height="0.35cm" svg:x="9.125cm" svg:y="0.097cm" draw:control="control7"/><draw:control text:anchor-type="paragraph" draw:z-index="17" draw:style-name="gr4" draw:text-style-name="P13" svg:width="4.509cm" svg:height="0.35cm" svg:x="13.614cm" svg:y="0.074cm" draw:control="control8"/><draw:control text:anchor-type="paragraph" draw:z-index="19" draw:style-name="gr4" draw:text-style-name="P13" svg:width="2.361cm" svg:height="0.35cm" svg:x="10.834cm" svg:y="0.092cm" draw:control="control9"/></text:p>
      <text:p text:style-name="P1"><draw:custom-shape text:anchor-type="paragraph" draw:z-index="20" draw:style-name="gr6" draw:text-style-name="P7" svg:width="9.468cm" svg:height="0.75cm" svg:x="0.074cm" svg:y="0.053cm"><text:p><text:span text:style-name="T3">Bairro/Distrit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21" draw:style-name="gr4" draw:text-style-name="P13" svg:width="7.769cm" svg:height="0.35cm" svg:x="0.22cm" svg:y="0.344cm" draw:control="control10"/><draw:custom-shape text:anchor-type="paragraph" draw:z-index="22" draw:style-name="gr6" draw:text-style-name="P7" svg:width="3.596cm" svg:height="0.75cm" svg:x="8.195cm" svg:y="0.053cm"><text:p><text:span text:style-name="T3">CEP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23" draw:style-name="gr4" draw:text-style-name="P13" svg:width="2.096cm" svg:height="0.35cm" svg:x="8.37cm" svg:y="0.347cm" draw:control="control11"/><draw:custom-shape text:anchor-type="paragraph" draw:z-index="24" draw:style-name="gr6" draw:text-style-name="P7" svg:width="7.268cm" svg:height="0.75cm" svg:x="10.689cm" svg:y="0.053cm"><text:p><text:span text:style-name="T3">Cidade/</text:span><text:span text:style-name="T5">Município</text:span><text:span text:style-name="T3"> 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25" draw:style-name="gr4" draw:text-style-name="P13" svg:width="5.815cm" svg:height="0.35cm" svg:x="10.996cm" svg:y="0.362cm" draw:control="control12"/><draw:custom-shape text:anchor-type="paragraph" draw:z-index="26" draw:style-name="gr6" draw:text-style-name="P7" svg:width="2.271cm" svg:height="0.75cm" svg:x="16.976cm" svg:y="0.049cm"><text:p><text:span text:style-name="T3">UF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27" draw:style-name="gr4" draw:text-style-name="P13" svg:width="1.161cm" svg:height="0.35cm" svg:x="17.064cm" svg:y="0.362cm" draw:control="control13"/></text:p>
      <text:p text:style-name="P5"/>
      <text:p text:style-name="P6"><text:s text:c="177"/><text:span text:style-name="T1"><text:s text:c="31"/><text:tab/> <text:s text:c="11"/><text:tab/> <text:s/>Dados do Contribuinte</text:span></text:p>
      <text:p text:style-name="P1"><draw:custom-shape text:anchor-type="paragraph" draw:z-index="28" draw:style-name="gr6" draw:text-style-name="P7" svg:width="13.392cm" svg:height="0.75cm" svg:x="0.074cm" svg:y="0.014cm"><text:p><text:span text:style-name="T3">Nome/Razão Social/ Denominação Social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29" draw:style-name="gr4" draw:text-style-name="P13" svg:width="13.076cm" svg:height="0.35cm" svg:x="0.236cm" svg:y="0.323cm" draw:control="control14"/><draw:control text:anchor-type="paragraph" draw:z-index="95" draw:style-name="gr4" draw:text-style-name="P20" svg:width="4.575cm" svg:height="0.385cm" svg:x="13.584cm" svg:y="0.319cm" draw:control="control49"/><draw:custom-shape text:anchor-type="paragraph" draw:z-index="94" draw:style-name="gr6" draw:text-style-name="P7" svg:width="5.781cm" svg:height="0.75cm" svg:x="13.466cm" svg:y="0.011cm"><text:p text:style-name="P19"><text:span text:style-name="T6">CPF/CNPJ/Cód. Contribuinte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30" draw:style-name="gr6" draw:text-style-name="P7" svg:width="8.917cm" svg:height="0.75cm" svg:x="0.078cm" svg:y="0.277cm"><text:p><text:span text:style-name="T3">Endereç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6" draw:text-style-name="P7" svg:width="1.698cm" svg:height="0.75cm" svg:x="8.994cm" svg:y="0.28cm"><text:p><text:span text:style-name="T3">Nu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style-name="gr6" draw:text-style-name="P7" svg:width="8.557cm" svg:height="0.75cm" svg:x="10.689cm" svg:y="0.28cm"><text:p><text:span text:style-name="T3">Complement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ontrol text:anchor-type="paragraph" draw:z-index="31" draw:style-name="gr4" draw:text-style-name="P13" svg:width="8.243cm" svg:height="0.35cm" svg:x="0.261cm" svg:y="0.064cm" draw:control="control15"/><draw:control text:anchor-type="paragraph" draw:z-index="33" draw:style-name="gr4" draw:text-style-name="P13" svg:width="1.472cm" svg:height="0.35cm" svg:x="9.144cm" svg:y="0.071cm" draw:control="control16"/><draw:control text:anchor-type="paragraph" draw:z-index="35" draw:style-name="gr4" draw:text-style-name="P13" svg:width="7.356cm" svg:height="0.35cm" svg:x="10.869cm" svg:y="0.081cm" draw:control="control17"/><draw:frame text:anchor-type="paragraph" draw:z-index="147" draw:style-name="gr12" draw:text-style-name="P23" svg:width="1.948cm" svg:height="0.251cm" draw:transform="rotate (1.5707963267949) translate (-0.329847222222222cm -1.93498611111111cm)"><draw:text-box><text:p><text:span text:style-name="T7">1ª Via – Contribuinte</text:span></text:p></draw:text-box></draw:frame></text:p>
      <text:p text:style-name="P1"><draw:custom-shape text:anchor-type="paragraph" draw:z-index="36" draw:style-name="gr6" draw:text-style-name="P7" svg:width="2.25cm" svg:height="0.75cm" svg:x="0.078cm" svg:y="0.053cm"><text:p><text:span text:style-name="T3">CEP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37" draw:style-name="gr4" draw:text-style-name="P13" svg:width="2.098cm" svg:height="0.35cm" svg:x="0.164cm" svg:y="0.372cm" draw:control="control18"/><draw:custom-shape text:anchor-type="paragraph" draw:z-index="38" draw:style-name="gr6" draw:text-style-name="P7" svg:width="8.367cm" svg:height="0.75cm" svg:x="2.327cm" svg:y="0.053cm"><text:p><text:span text:style-name="T3">Bairro/Distrit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39" draw:style-name="gr4" draw:text-style-name="P13" svg:width="7.407cm" svg:height="0.35cm" svg:x="2.443cm" svg:y="0.344cm" draw:control="control19"/><draw:custom-shape text:anchor-type="paragraph" draw:z-index="40" draw:style-name="gr6" draw:text-style-name="P7" svg:width="4.726cm" svg:height="0.75cm" svg:x="10.693cm" svg:y="0.049cm"><text:p><text:span text:style-name="T3">Cidade/</text:span><text:span text:style-name="T5">Município</text:span><text:span text:style-name="T3"> 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41" draw:style-name="gr4" draw:text-style-name="P13" svg:width="4.089cm" svg:height="0.35cm" svg:x="11.194cm" svg:y="0.362cm" draw:control="control20"/><draw:custom-shape text:anchor-type="paragraph" draw:z-index="42" draw:style-name="gr6" draw:text-style-name="P7" svg:width="1.26cm" svg:height="0.75cm" svg:x="15.395cm" svg:y="0.053cm"><text:p><text:span text:style-name="T3">UF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43" draw:style-name="gr4" draw:text-style-name="P13" svg:width="1.006cm" svg:height="0.35cm" svg:x="15.524cm" svg:y="0.362cm" draw:control="control21"/><draw:custom-shape text:anchor-type="paragraph" draw:z-index="44" draw:style-name="gr6" draw:text-style-name="P7" svg:width="2.592cm" svg:height="0.75cm" svg:x="16.655cm" svg:y="0.049cm"><text:p><text:span text:style-name="T3">Código Atividade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45" draw:style-name="gr4" draw:text-style-name="P13" svg:width="1.297cm" svg:height="0.35cm" svg:x="16.965cm" svg:y="0.362cm" draw:control="control22"/></text:p>
      <text:p text:style-name="P1"/>
      <text:p text:style-name="P4"><text:s text:c="3"/>Dados de Referência da Contribuição</text:p>
      <text:p text:style-name="P4"><text:s text:c="3"/>Categoria<text:tab/><text:tab/><text:tab/><text:tab/><text:tab/><text:tab/><text:tab/><text:tab/> <text:s text:c="25"/>Dados da Contribuição</text:p>
      <text:p text:style-name="P2"><draw:custom-shape text:anchor-type="paragraph" draw:z-index="50" draw:style-name="gr6" draw:text-style-name="P7" svg:width="5.807cm" svg:height="0.75cm" svg:x="13.466cm" svg:y="0.199cm"><text:p><text:span text:style-name="T3">(=) Valor Document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46" draw:style-name="gr7" draw:text-style-name="P14" svg:width="3.262cm" svg:height="0.421cm" svg:x="0.215cm" svg:y="0.3cm" draw:control="control23"/><draw:control text:anchor-type="paragraph" draw:z-index="48" draw:style-name="gr7" draw:text-style-name="P14" svg:width="2.188cm" svg:height="0.421cm" svg:x="3.477cm" svg:y="0.298cm" draw:control="control25"/><draw:control text:anchor-type="paragraph" draw:z-index="47" draw:style-name="gr7" draw:text-style-name="P14" svg:width="2.114cm" svg:height="0.421cm" svg:x="5.768cm" svg:y="0.314cm" draw:control="control24"/><draw:control text:anchor-type="paragraph" draw:z-index="49" draw:style-name="gr7" draw:text-style-name="P14" svg:width="2.056cm" svg:height="0.421cm" svg:x="7.997cm" svg:y="0.325cm" draw:control="control26"/></text:p>
      <text:p text:style-name="P2"><draw:control text:anchor-type="paragraph" draw:z-index="51" draw:style-name="gr4" draw:text-style-name="P13" svg:width="5.292cm" svg:height="0.35cm" svg:x="13.63cm" svg:y="0.219cm" draw:control="control27"/></text:p>
      <text:p text:style-name="P2"/>
      <text:p text:style-name="P2"><draw:custom-shape text:anchor-type="paragraph" draw:z-index="62" draw:style-name="gr6" draw:text-style-name="P7" svg:width="7.201cm" svg:height="0.75cm" svg:x="0.069cm" svg:y="0.122cm"><text:p><text:span text:style-name="T3">Capital Social – Empresa 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4" draw:style-name="gr6" draw:text-style-name="P7" svg:width="6.206cm" svg:height="0.75cm" svg:x="7.269cm" svg:y="0.12cm"><text:p><text:span text:style-name="T3">Nº Empregados Contribuint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6" draw:text-style-name="P7" svg:width="5.807cm" svg:height="0.75cm" svg:x="13.466cm" svg:y="0.12cm"><text:p><text:span text:style-name="T3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control text:anchor-type="paragraph" draw:z-index="63" draw:style-name="gr4" draw:text-style-name="P13" svg:width="6.956cm" svg:height="0.35cm" svg:x="0.136cm" svg:y="0.132cm" draw:control="control33"/><draw:control text:anchor-type="paragraph" draw:z-index="65" draw:style-name="gr4" draw:text-style-name="P13" svg:width="5.792cm" svg:height="0.35cm" svg:x="7.341cm" svg:y="0.159cm" draw:control="control34"/><draw:control text:anchor-type="paragraph" draw:z-index="53" draw:style-name="gr4" draw:text-style-name="P13" svg:width="5.045cm" svg:height="0.35cm" svg:x="13.931cm" svg:y="0.153cm" draw:control="control28"/></text:p>
      <text:p text:style-name="P2"><draw:custom-shape text:anchor-type="paragraph" draw:z-index="66" draw:style-name="gr6" draw:text-style-name="P7" svg:width="7.201cm" svg:height="0.75cm" svg:x="0.069cm" svg:y="0.303cm"><text:p><text:span text:style-name="T3">Capital Social – Estabelecimento 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control text:anchor-type="paragraph" draw:z-index="67" draw:style-name="gr4" draw:text-style-name="P13" svg:width="6.956cm" svg:height="0.35cm" svg:x="0.136cm" svg:y="0.298cm" draw:control="control35"/><draw:custom-shape text:anchor-type="paragraph" draw:z-index="68" draw:style-name="gr6" draw:text-style-name="P7" svg:width="6.206cm" svg:height="0.75cm" svg:x="7.269cm" svg:y="0.019cm"><text:p><text:span text:style-name="T3">Total Remuneração – Contribuintes 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6" draw:text-style-name="P7" svg:width="5.807cm" svg:height="0.75cm" svg:x="13.466cm" svg:y="0.03cm"><text:p><text:span text:style-name="T3">(-) Outras deduçõe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control text:anchor-type="paragraph" draw:z-index="69" draw:style-name="gr4" draw:text-style-name="P13" svg:width="5.792cm" svg:height="0.35cm" svg:x="7.341cm" svg:y="0.041cm" draw:control="control36"/><draw:control text:anchor-type="paragraph" draw:z-index="57" draw:style-name="gr4" draw:text-style-name="P13" svg:width="5.017cm" svg:height="0.35cm" svg:x="13.931cm" svg:y="0.034cm" draw:control="control29"/></text:p>
      <text:p text:style-name="P2"><draw:custom-shape text:anchor-type="paragraph" draw:z-index="55" draw:style-name="gr6" draw:text-style-name="P7" svg:width="5.807cm" svg:height="0.75cm" svg:x="13.466cm" svg:y="0.22cm"><text:p><text:span text:style-name="T3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0" draw:style-name="gr6" draw:text-style-name="P7" svg:width="6.206cm" svg:height="0.75cm" svg:x="7.269cm" svg:y="0.22cm"><text:p><text:span text:style-name="T3">Total Empregados – Estabelecimento 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0" draw:style-name="gr1" draw:text-style-name="P7" svg:width="13.39cm" svg:height="2.264cm" svg:x="0.076cm" svg:y="0.201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2"><draw:control text:anchor-type="paragraph" draw:z-index="58" draw:style-name="gr4" draw:text-style-name="P13" svg:width="5.218cm" svg:height="0.35cm" svg:x="13.704cm" svg:y="0.233cm" draw:control="control30"/><draw:control text:anchor-type="paragraph" draw:z-index="71" draw:style-name="gr4" draw:text-style-name="P13" svg:width="5.816cm" svg:height="0.35cm" svg:x="7.341cm" svg:y="0.236cm" draw:control="control37"/><draw:frame text:anchor-type="paragraph" draw:z-index="148" draw:style-name="gr13" draw:text-style-name="P24" svg:width="4.834cm" svg:height="0.332cm" svg:x="0.25cm" svg:y="0.175cm"><draw:text-box><text:p><text:span text:style-name="T8">MENSAGEM DESTINADA AO CONTRIBUINTE</text:span></text:p></draw:text-box></draw:frame></text:p>
      <text:p text:style-name="P2"/>
      <text:p text:style-name="P2"><draw:custom-shape text:anchor-type="paragraph" draw:z-index="56" draw:style-name="gr6" draw:text-style-name="P7" svg:width="5.807cm" svg:height="0.75cm" svg:x="13.466cm" svg:y="0.109cm"><text:p><text:span text:style-name="T3">(+) Outros acréscimo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control text:anchor-type="paragraph" draw:z-index="59" draw:style-name="gr4" draw:text-style-name="P13" svg:width="5.045cm" svg:height="0.35cm" svg:x="13.931cm" svg:y="0.131cm" draw:control="control31"/></text:p>
      <text:p text:style-name="P2"/>
      <text:p text:style-name="P2"><draw:custom-shape text:anchor-type="paragraph" draw:z-index="60" draw:style-name="gr6" draw:text-style-name="P7" svg:width="5.807cm" svg:height="0.75cm" svg:x="13.466cm" svg:y="0.005cm"><text:p><text:span text:style-name="T3">(=) Valor Cobrad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control text:anchor-type="paragraph" draw:z-index="61" draw:style-name="gr4" draw:text-style-name="P13" svg:width="5.045cm" svg:height="0.35cm" svg:x="13.931cm" svg:y="0.028cm" draw:control="control32"/></text:p>
      <text:p text:style-name="P2"/>
      <text:p text:style-name="P2"><draw:control text:anchor-type="paragraph" draw:z-index="82" draw:style-name="gr4" draw:text-style-name="P15" svg:width="1.223cm" svg:height="0.396cm" svg:x="0.48cm" svg:y="0.134cm" draw:control="control43"/><draw:control text:anchor-type="paragraph" draw:z-index="84" draw:style-name="gr4" draw:text-style-name="P15" svg:width="16.849cm" svg:height="0.396cm" svg:x="2.163cm" svg:y="0.138cm" draw:control="control44"/><draw:line text:anchor-type="paragraph" draw:z-index="83" draw:style-name="gr8" draw:text-style-name="P16" svg:x1="1.801cm" svg:y1="0.092cm" svg:x2="1.801cm" svg:y2="0.598cm"><text:p/></draw:line></text:p>
      <text:p text:style-name="P2"><draw:custom-shape text:anchor-type="paragraph" draw:z-index="72" draw:style-name="gr6" draw:text-style-name="P7" svg:width="3.647cm" svg:height="0.75cm" svg:x="0.122cm" svg:y="0.314cm"><text:p><text:span text:style-name="T3">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4" draw:style-name="gr6" draw:text-style-name="P7" svg:width="3.603cm" svg:height="0.75cm" svg:x="3.768cm" svg:y="0.314cm"><text:p><text:span text:style-name="T3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6" draw:style-name="gr6" draw:text-style-name="P7" svg:width="4.649cm" svg:height="0.75cm" svg:x="7.37cm" svg:y="0.314cm"><text:p><text:span text:style-name="T3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8" draw:style-name="gr6" draw:text-style-name="P7" svg:width="3.488cm" svg:height="0.75cm" svg:x="12.017cm" svg:y="0.314cm"><text:p><text:span text:style-name="T3">Data Vencimento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control text:anchor-type="paragraph" draw:z-index="79" draw:style-name="gr4" draw:text-style-name="P13" svg:width="3.306cm" svg:height="0.35cm" svg:x="12.116cm" svg:y="0.335cm" draw:control="control41"/><draw:control text:anchor-type="paragraph" draw:z-index="77" draw:style-name="gr4" draw:text-style-name="P13" svg:width="4.409cm" svg:height="0.35cm" svg:x="7.502cm" svg:y="0.335cm" draw:control="control40"/><draw:control text:anchor-type="paragraph" draw:z-index="75" draw:style-name="gr4" draw:text-style-name="P13" svg:width="3.417cm" svg:height="0.35cm" svg:x="3.87cm" svg:y="0.335cm" draw:control="control39"/><draw:control text:anchor-type="paragraph" draw:z-index="73" draw:style-name="gr4" draw:text-style-name="P13" svg:width="3.46cm" svg:height="0.35cm" svg:x="0.224cm" svg:y="0.335cm" draw:control="control38"/><draw:custom-shape text:anchor-type="paragraph" draw:z-index="80" draw:style-name="gr6" draw:text-style-name="P7" svg:width="3.768cm" svg:height="0.75cm" svg:x="15.505cm" svg:y="0.03cm"><text:p><text:span text:style-name="T3">Exercício 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"><draw:control text:anchor-type="paragraph" draw:z-index="81" draw:style-name="gr4" draw:text-style-name="P13" svg:width="1.659cm" svg:height="0.35cm" svg:x="15.94cm" svg:y="0.051cm" draw:control="control42"/></text:p>
      <text:p text:style-name="P3"><draw:control text:anchor-type="paragraph" draw:z-index="151" draw:name="txtNumeroDocumento" draw:style-name="gr4" draw:text-style-name="P22" svg:width="14.616cm" svg:height="0.35cm" svg:x="0.194cm" svg:y="8.818cm" draw:control="control79"/><draw:frame text:anchor-type="paragraph" draw:z-index="150" draw:style-name="gr13" draw:text-style-name="P24" svg:width="4.834cm" svg:height="0.332cm" svg:x="0.044cm" svg:y="11.548cm"><draw:text-box><text:p><text:span text:style-name="T8">Codigo de Barras</text:span></text:p></draw:text-box></draw:frame><draw:frame text:anchor-type="paragraph" draw:z-index="149" draw:style-name="gr13" draw:text-style-name="P24" svg:width="5.423cm" svg:height="0.332cm" svg:x="13.905cm" svg:y="11.573cm"><draw:text-box><text:p><text:span text:style-name="T8">Ficha de Compensação /Autenticação Mecânica</text:span></text:p></draw:text-box></draw:frame><draw:frame text:anchor-type="paragraph" draw:z-index="146" draw:style-name="gr12" draw:text-style-name="P23" svg:width="3.128cm" svg:height="0.251cm" draw:transform="rotate (1.5707963267949) translate (-0.329847222222222cm 6.40291666666667cm)"><draw:text-box><text:p><text:span text:style-name="T7">2ª Via – Documento do Banco</text:span></text:p></draw:text-box></draw:frame><draw:control text:anchor-type="paragraph" draw:z-index="3" draw:style-name="gr4" draw:text-style-name="P10" svg:width="10.45cm" svg:height="1.401cm" svg:x="0.499cm" svg:y="11.889cm" draw:control="control1"/><draw:control text:anchor-type="paragraph" draw:z-index="145" draw:style-name="gr4" draw:text-style-name="P21" svg:width="17.648cm" svg:height="0.35cm" svg:x="2.163cm" svg:y="11.021cm" draw:control="control78"/><draw:control text:anchor-type="paragraph" draw:z-index="144" draw:style-name="gr4" draw:text-style-name="P21" svg:width="19.77cm" svg:height="0.35cm" svg:x="0.146cm" svg:y="10.645cm" draw:control="control77"/><draw:control text:anchor-type="paragraph" draw:z-index="143" draw:style-name="gr4" draw:text-style-name="P21" svg:width="19.718cm" svg:height="0.35cm" svg:x="0.146cm" svg:y="10.278cm" draw:control="control76"/><draw:control text:anchor-type="paragraph" draw:z-index="142" draw:style-name="gr4" draw:text-style-name="P21" svg:width="4.508cm" svg:height="0.35cm" svg:x="15.365cm" svg:y="9.608cm" draw:control="control75"/><draw:control text:anchor-type="paragraph" draw:z-index="141" draw:style-name="gr4" draw:text-style-name="P21" svg:width="4.513cm" svg:height="0.35cm" svg:x="15.388cm" svg:y="8.943cm" draw:control="control74"/><draw:control text:anchor-type="paragraph" draw:z-index="140" draw:style-name="gr4" draw:text-style-name="P21" svg:width="4.511cm" svg:height="0.35cm" svg:x="15.39cm" svg:y="8.267cm" draw:control="control73"/><draw:control text:anchor-type="paragraph" draw:z-index="139" draw:style-name="gr4" draw:text-style-name="P21" svg:width="4.511cm" svg:height="0.35cm" svg:x="15.416cm" svg:y="7.592cm" draw:control="control72"/><draw:control text:anchor-type="paragraph" draw:z-index="138" draw:style-name="gr4" draw:text-style-name="P21" svg:width="4.536cm" svg:height="0.35cm" svg:x="15.392cm" svg:y="6.916cm" draw:control="control71"/><draw:control text:anchor-type="paragraph" draw:z-index="137" draw:style-name="gr4" draw:text-style-name="P21" svg:width="4.455cm" svg:height="0.35cm" svg:x="15.471cm" svg:y="6.241cm" draw:control="control70"/><draw:custom-shape text:anchor-type="paragraph" draw:z-index="136" draw:style-name="gr3" draw:text-style-name="P7" svg:width="5.093cm" svg:height="0.671cm" svg:x="14.938cm" svg:y="9.34cm"><text:p><text:span text:style-name="T3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35" draw:style-name="gr3" draw:text-style-name="P7" svg:width="5.093cm" svg:height="0.671cm" svg:x="14.947cm" svg:y="8.67cm"><text:p><text:span text:style-name="T3">(+) Outros acréscim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34" draw:style-name="gr3" draw:text-style-name="P7" svg:width="5.091cm" svg:height="0.671cm" svg:x="14.949cm" svg:y="7.999cm"><text:p><text:span text:style-name="T3">(+) Mora / Mult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33" draw:style-name="gr3" draw:text-style-name="P7" svg:width="5.093cm" svg:height="0.671cm" svg:x="14.949cm" svg:y="7.34cm"><text:p><text:span text:style-name="T3">(-) Outras deduçõe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32" draw:style-name="gr3" draw:text-style-name="P7" svg:width="5.093cm" svg:height="0.671cm" svg:x="14.949cm" svg:y="6.669cm"><text:p><text:span text:style-name="T3">(-) Descontos / Abatiment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31" draw:style-name="gr3" draw:text-style-name="P7" svg:width="5.091cm" svg:height="0.671cm" svg:x="14.949cm" svg:y="6.001cm"><text:p><text:span text:style-name="T3">(=)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130" draw:name="txtNumeroDocumento" draw:style-name="gr4" draw:text-style-name="P22" svg:width="14.616cm" svg:height="0.35cm" svg:x="0.194cm" svg:y="8.468cm" draw:control="control69"/><draw:control text:anchor-type="paragraph" draw:z-index="129" draw:name="txtNumeroDocumento" draw:style-name="gr4" draw:text-style-name="P22" svg:width="14.643cm" svg:height="0.35cm" svg:x="0.194cm" svg:y="8.102cm" draw:control="control68"/><draw:control text:anchor-type="paragraph" draw:z-index="128" draw:name="txtNumeroDocumento" draw:style-name="gr4" draw:text-style-name="P22" svg:width="14.59cm" svg:height="0.35cm" svg:x="0.194cm" svg:y="7.733cm" draw:control="control67"/><draw:control text:anchor-type="paragraph" draw:z-index="127" draw:name="txtNumeroDocumento" draw:style-name="gr4" draw:text-style-name="P22" svg:width="14.563cm" svg:height="0.35cm" svg:x="0.194cm" svg:y="7.364cm" draw:control="control66"/><draw:control text:anchor-type="paragraph" draw:z-index="126" draw:name="txtNumeroDocumento" draw:style-name="gr4" draw:text-style-name="P22" svg:width="14.59cm" svg:height="0.35cm" svg:x="0.194cm" svg:y="6.996cm" draw:control="control65"/><draw:control text:anchor-type="paragraph" draw:z-index="125" draw:style-name="gr4" draw:text-style-name="P13" svg:width="3.216cm" svg:height="0.324cm" svg:x="10.871cm" svg:y="6.267cm" draw:control="control64"/><draw:control text:anchor-type="paragraph" draw:z-index="124" draw:style-name="gr4" draw:text-style-name="P13" svg:width="3.336cm" svg:height="0.324cm" svg:x="7.299cm" svg:y="6.267cm" draw:control="control63"/><draw:control text:anchor-type="paragraph" draw:z-index="123" draw:style-name="gr4" draw:text-style-name="P13" svg:width="2.327cm" svg:height="0.324cm" svg:x="4.678cm" svg:y="6.241cm" draw:control="control62"/><draw:control text:anchor-type="paragraph" draw:z-index="122" draw:style-name="gr4" draw:text-style-name="P13" svg:width="1.715cm" svg:height="0.35cm" svg:x="2.718cm" svg:y="6.242cm" draw:control="control61"/><draw:control text:anchor-type="paragraph" draw:z-index="121" draw:style-name="gr4" draw:text-style-name="P13" svg:width="2.297cm" svg:height="0.35cm" svg:x="0.198cm" svg:y="6.242cm" draw:control="control60"/><draw:custom-shape text:anchor-type="paragraph" draw:z-index="120" draw:style-name="gr3" draw:text-style-name="P7" svg:width="4.222cm" svg:height="0.671cm" svg:x="10.728cm" svg:y="5.988cm"><text:p><text:span text:style-name="T3">Val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19" draw:style-name="gr3" draw:text-style-name="P7" svg:width="3.603cm" svg:height="0.671cm" svg:x="7.126cm" svg:y="5.988cm"><text:p><text:span text:style-name="T3">Quantidad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18" draw:style-name="gr3" draw:text-style-name="P7" svg:width="2.595cm" svg:height="0.671cm" svg:x="4.531cm" svg:y="5.988cm"><text:p><text:span text:style-name="T3">Espéci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17" draw:style-name="gr3" draw:text-style-name="P7" svg:width="1.936cm" svg:height="0.671cm" svg:x="2.596cm" svg:y="5.988cm"><text:p><text:span text:style-name="T3">Carteir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16" draw:style-name="gr3" draw:text-style-name="P7" svg:width="2.562cm" svg:height="0.671cm" svg:x="0.035cm" svg:y="5.988cm"><text:p><text:span text:style-name="T3">Uso do Banc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115" draw:style-name="gr4" draw:text-style-name="P13" svg:width="3.093cm" svg:height="0.35cm" svg:x="10.862cm" svg:y="5.584cm" draw:control="control59"/><draw:control text:anchor-type="paragraph" draw:z-index="114" draw:style-name="gr4" draw:text-style-name="P13" svg:width="1.878cm" svg:height="0.35cm" svg:x="8.729cm" svg:y="5.579cm" draw:control="control58"/><draw:control text:anchor-type="paragraph" draw:z-index="113" draw:style-name="gr4" draw:text-style-name="P13" svg:width="2.818cm" svg:height="0.35cm" svg:x="5.697cm" svg:y="5.584cm" draw:control="control57"/><draw:control text:anchor-type="paragraph" draw:z-index="112" draw:style-name="gr4" draw:text-style-name="P13" svg:width="2.758cm" svg:height="0.35cm" svg:x="2.718cm" svg:y="5.584cm" draw:control="control56"/><draw:control text:anchor-type="paragraph" draw:z-index="111" draw:style-name="gr4" draw:text-style-name="P13" svg:width="2.297cm" svg:height="0.35cm" svg:x="0.198cm" svg:y="5.584cm" draw:control="control55"/><draw:control text:anchor-type="paragraph" draw:z-index="110" draw:style-name="gr4" draw:text-style-name="P21" svg:width="4.458cm" svg:height="0.35cm" svg:x="15.529cm" svg:y="5.562cm" draw:control="control54"/><draw:control text:anchor-type="paragraph" draw:z-index="109" draw:style-name="gr4" draw:text-style-name="P13" svg:width="4.449cm" svg:height="0.35cm" svg:x="15.485cm" svg:y="4.89cm" draw:control="control53"/><draw:custom-shape text:anchor-type="paragraph" draw:z-index="108" draw:style-name="gr3" draw:text-style-name="P7" svg:width="4.231cm" svg:height="0.671cm" svg:x="10.719cm" svg:y="5.315cm"><text:p><text:span text:style-name="T3">Data Process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7" draw:style-name="gr3" draw:text-style-name="P7" svg:width="2.117cm" svg:height="0.671cm" svg:x="8.606cm" svg:y="5.313cm"><text:p><text:span text:style-name="T3">Acei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6" draw:style-name="gr3" draw:text-style-name="P7" svg:width="3.029cm" svg:height="0.671cm" svg:x="5.576cm" svg:y="5.315cm"><text:p><text:span text:style-name="T3">Espécie Doc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5" draw:style-name="gr3" draw:text-style-name="P7" svg:width="2.98cm" svg:height="0.671cm" svg:x="2.596cm" svg:y="5.315cm"><text:p><text:span text:style-name="T3">Nº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4" draw:style-name="gr3" draw:text-style-name="P7" svg:width="2.562cm" svg:height="0.671cm" svg:x="0.035cm" svg:y="5.315cm"><text:p><text:span text:style-name="T3">Data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3" draw:style-name="gr3" draw:text-style-name="P7" svg:width="5.091cm" svg:height="0.671cm" svg:x="14.949cm" svg:y="5.323cm"><text:p><text:span text:style-name="T3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2" draw:style-name="gr3" draw:text-style-name="P7" svg:width="5.091cm" svg:height="0.671cm" svg:x="14.949cm" svg:y="4.634cm"><text:p><text:span text:style-name="T3">Agência / Código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101" draw:style-name="gr4" draw:text-style-name="P13" svg:width="13.858cm" svg:height="0.35cm" svg:x="0.198cm" svg:y="4.914cm" draw:control="control52"/><draw:custom-shape text:anchor-type="paragraph" draw:z-index="100" draw:style-name="gr3" draw:text-style-name="P7" svg:width="14.914cm" svg:height="0.671cm" svg:x="0.035cm" svg:y="4.641cm"><text:p><text:span text:style-name="T3">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99" draw:style-name="gr4" draw:text-style-name="P21" svg:width="4.605cm" svg:height="0.35cm" svg:x="15.33cm" svg:y="4.219cm" draw:control="control51"/><draw:control text:anchor-type="paragraph" draw:z-index="98" draw:style-name="gr4" draw:text-style-name="P13" svg:width="13.838cm" svg:height="0.35cm" svg:x="0.198cm" svg:y="4.225cm" draw:control="control50"/><draw:custom-shape text:anchor-type="paragraph" draw:z-index="97" draw:style-name="gr3" draw:text-style-name="P7" svg:width="5.091cm" svg:height="0.671cm" svg:x="14.949cm" svg:y="3.971cm"><text:p><text:span text:style-name="T3">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96" draw:style-name="gr3" draw:text-style-name="P7" svg:width="14.914cm" svg:height="0.671cm" svg:x="0.035cm" svg:y="3.963cm"><text:p><text:span text:style-name="T3">Local de pag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90" draw:style-name="gr4" draw:text-style-name="P10" svg:width="3.246cm" svg:height="0.659cm" svg:x="0.24cm" svg:y="3.251cm" draw:control="control45"/><draw:rect text:anchor-type="paragraph" draw:z-index="87" draw:style-name="gr11" draw:text-style-name="P16" svg:width="3.738cm" svg:height="0.802cm" svg:x="0.035cm" svg:y="3.154cm"><text:p/></draw:rect><draw:control text:anchor-type="paragraph" draw:z-index="92" draw:style-name="gr4" draw:text-style-name="P18" svg:width="14.103cm" svg:height="0.41cm" svg:x="5.787cm" svg:y="3.304cm" draw:control="control47"/><draw:control text:anchor-type="paragraph" draw:z-index="91" draw:style-name="gr4" draw:text-style-name="P17" svg:width="1.721cm" svg:height="0.53cm" svg:x="3.75cm" svg:y="3.302cm" draw:control="control46"/><draw:rect text:anchor-type="paragraph" draw:z-index="89" draw:style-name="gr11" draw:text-style-name="P16" svg:width="14.421cm" svg:height="0.802cm" svg:x="5.629cm" svg:y="3.157cm"><text:p/></draw:rect><draw:rect text:anchor-type="paragraph" draw:z-index="88" draw:style-name="gr11" draw:text-style-name="P16" svg:width="2.29cm" svg:height="0.802cm" svg:x="3.618cm" svg:y="3.157cm"><text:p/></draw:rect><draw:line text:anchor-type="paragraph" draw:z-index="86" draw:style-name="gr10" draw:text-style-name="P16" svg:x1="-0.205cm" svg:y1="2.351cm" svg:x2="19.133cm" svg:y2="2.351cm"><text:p/></draw:line><draw:frame text:anchor-type="paragraph" draw:z-index="152" draw:style-name="gr14" draw:text-style-name="P7" svg:width="1.255cm" svg:height="0.976cm" svg:x="0.035cm" svg:y="6.717cm"><draw:text-box><text:p><text:span text:style-name="T3">Instruções</text:span></text:p></draw:text-box></draw:frame><draw:custom-shape text:anchor-type="paragraph" draw:z-index="2" draw:style-name="gr3" draw:text-style-name="P7" svg:width="20.002cm" svg:height="1.421cm" svg:x="0.03cm" svg:y="10.01cm"><text:p><text:span text:style-name="T3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154" draw:style-name="gr14" draw:text-style-name="P7" svg:width="1.9cm" svg:height="0.292cm" svg:x="0.074cm" svg:y="11.019cm"><draw:text-box><text:p><text:span text:style-name="T3">Sacador/Avalista:</text:span></text:p></draw:text-box></draw:frame><draw:line text:anchor-type="paragraph" draw:z-index="85" draw:style-name="gr9" draw:text-style-name="P16" svg:x1="10.941cm" svg:y1="0.254cm" svg:x2="10.922cm" svg:y2="2.085cm"><text:p/></draw:line><text:tab/><text:tab/><text:tab/><text:tab/><text:tab/><text:tab/><text:tab/><text:tab/> <text:s text:c="12"/><text:tab/><text:tab/>Autenticação Mecânic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,Bold" svg:font-family="'Arial,Bold'"/>
    <style:font-face style:name="Tahoma3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Helvetica1" svg:font-family="Helvetica" style:font-family-generic="swiss"/>
    <style:font-face style:name="Arial,Bold1" svg:font-family="'Arial,Bold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initial-creator>Misael Queiroz</meta:initial-creator>
    <meta:creation-date>2008-01-18T19:37:11</meta:creation-date>
    <dc:date>2014-04-01T14:29:01.64</dc:date>
    <meta:editing-cycles>202</meta:editing-cycles>
    <meta:editing-duration>P2DT20H55M12S</meta:editing-duration>
    <meta:printed-by>Osmar Junior</meta:printed-by>
    <meta:print-date>2012-03-20T16:52:27.27</meta:print-date>
    <meta:document-statistic meta:table-count="0" meta:image-count="0" meta:object-count="0" meta:page-count="1" meta:paragraph-count="5" meta:word-count="18" meta:character-count="424" meta:non-whitespace-character-count="121"/>
    <meta:user-defined meta:name="Info 1"/>
    <meta:user-defined meta:name="Info 2"/>
    <meta:user-defined meta:name="Info 3"/>
    <meta:user-defined meta:name="Info 4"/>
  </office:meta>
</office:document-meta>
</file>